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f74" officeooo:paragraph-rsid="001e1f74"/>
    </style:style>
    <style:style style:name="P2" style:family="paragraph" style:parent-style-name="Standard">
      <style:text-properties officeooo:rsid="001f9c1d" officeooo:paragraph-rsid="001f9c1d"/>
    </style:style>
    <style:style style:name="P3" style:family="paragraph" style:parent-style-name="Standard">
      <style:text-properties officeooo:rsid="001f9c1d" officeooo:paragraph-rsid="001f9c1d"/>
    </style:style>
    <style:style style:name="P4" style:family="paragraph" style:parent-style-name="Standard">
      <style:text-properties officeooo:rsid="002517da" officeooo:paragraph-rsid="002517da"/>
    </style:style>
    <style:style style:name="P5" style:family="paragraph" style:parent-style-name="Standard">
      <style:text-properties officeooo:rsid="0027a153" officeooo:paragraph-rsid="0027a153"/>
    </style:style>
    <style:style style:name="T1" style:family="text">
      <style:text-properties officeooo:rsid="001f9c1d"/>
    </style:style>
    <style:style style:name="T2" style:family="text">
      <style:text-properties officeooo:rsid="0020ab58"/>
    </style:style>
    <style:style style:name="T3" style:family="text">
      <style:text-properties officeooo:rsid="0021b3ac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m note</text:p>
      <text:p text:style-name="P1"/>
      <text:p text:style-name="P1">set syntax=sh</text:p>
      <text:p text:style-name="P1">改变为有颜色的编辑状态</text:p>
      <text:p text:style-name="P1"/>
      <text:p text:style-name="P1">:set tabstop=4</text:p>
      <text:p text:style-name="P1">设置前面空格数</text:p>
      <text:p text:style-name="P1"/>
      <text:p text:style-name="P1">:set autoindent</text:p>
      <text:p text:style-name="P1">设置每排自动缩进</text:p>
      <text:p text:style-name="P1"/>
      <text:p text:style-name="P1">vim .vimrc</text:p>
      <text:p text:style-name="P1">设置<text:span text:style-name="T1">vim</text:span></text:p>
      <text:p text:style-name="P1"/>
      <text:p text:style-name="P2">source myScript 或者 . <text:span text:style-name="T2">myScript</text:span></text:p>
      <text:p text:style-name="P2">运行创建的文档中的代码</text:p>
      <text:p text:style-name="P2">或者更改文档的全县为<text:span text:style-name="T3">excutable，使用全路径可直接运行</text:span></text:p>
      <text:p text:style-name="P2"/>
      <text:p text:style-name="P4">使用\分隔代码，可分为多行</text:p>
      <text:p text:style-name="P4"/>
      <text:p text:style-name="P4"/>
      <text:p text:style-name="P4">执行文档中的其中某段代码</text:p>
      <text:p text:style-name="P5">commad &lt;&lt; 标志</text:p>
      <text:p text:style-name="P5">如：cat &lt;&lt; end</text:p>
      <text:p text:style-name="P5">会执行到end之间的代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48:22.419458668</meta:creation-date>
    <dc:date>2019-12-09T14:31:19.678643390</dc:date>
    <meta:editing-duration>PT29M1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22" meta:character-count="222" meta:non-whitespace-character-count="209"/>
  </office:meta>
</office:document-meta>
</file>